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Normal_5f_CO96-I1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Normal_5f_CO96-I1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Normal_5f_CO96-I1">
      <style:table-cell-properties style:diagonal-bl-tr="none" style:diagonal-tl-br="none" fo:border="0.035cm solid #000000"/>
    </style:style>
    <style:style style:name="ce4" style:family="table-cell" style:parent-style-name="Normal_5f_CO96-I1">
      <style:table-cell-properties fo:background-color="#cccccc" style:diagonal-bl-tr="none" style:diagonal-tl-br="none" fo:border="0.035cm solid #000000"/>
      <style:text-properties fo:font-weight="bold" style:font-weight-asian="bold" style:font-weight-complex="bold"/>
    </style:style>
    <style:style style:name="ce5" style:family="table-cell" style:parent-style-name="Normal_5f_CO96-I1">
      <style:table-cell-properties style:diagonal-bl-tr="none" style:diagonal-tl-br="none" fo:border="0.035cm solid #000000"/>
      <style:text-properties fo:font-weight="bold" style:font-weight-asian="bold" style:font-weight-complex="bold"/>
    </style:style>
    <style:style style:name="ce6" style:family="table-cell" style:parent-style-name="Normal_5f_CO96-I1" style:data-style-name="N11">
      <style:table-cell-properties style:diagonal-bl-tr="none" style:diagonal-tl-br="none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1" table:number-columns-repeated="3" table:default-cell-style-name="ce6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0.2">
            <text:p>0,2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4"/>
        </table:table-row>
        <table:table-row table:style-name="ro1">
          <table:table-cell table:style-name="ce4" office:value-type="string">
            <text:p>X=k</text:p>
          </table:table-cell>
          <table:table-cell table:style-name="ce4" office:value-type="string">
            <text:p>f(X)</text:p>
          </table:table-cell>
          <table:table-cell table:style-name="ce4" office:value-type="string">
            <text:p>F(X)</text:p>
          </table:table-cell>
          <table:table-cell table:style-name="ce4" office:value-type="string">
            <text:p>1-F(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FACT([.A$2])/FACT([.A$2]-[.A5])/FACT([.A5]))*([.B$2]^[.A5])*(1-[.B$2])^([.A$2]-[.A5])" office:value-type="percentage" office:value="0.035184372088832">
            <text:p>3,52%</text:p>
          </table:table-cell>
          <table:table-cell table:formula="of:=[.B5]" office:value-type="percentage" office:value="0.035184372088832">
            <text:p>3,52%</text:p>
          </table:table-cell>
          <table:table-cell table:formula="of:=1-[.C5]" office:value-type="percentage" office:value="0.964815627911168">
            <text:p>96,48%</text:p>
          </table:table-cell>
        </table:table-row>
        <table:table-row table:style-name="ro1">
          <table:table-cell table:formula="of:=[.A5]+1" office:value-type="float" office:value="1">
            <text:p>1</text:p>
          </table:table-cell>
          <table:table-cell table:formula="of:=(FACT([.A$2])/FACT([.A$2]-[.A6])/FACT([.A6]))*([.B$2]^[.A6])*(1-[.B$2])^([.A$2]-[.A6])" office:value-type="percentage" office:value="0.13194139533312">
            <text:p>13,19%</text:p>
          </table:table-cell>
          <table:table-cell table:formula="of:=[.C5]+[.B6]" office:value-type="percentage" office:value="0.167125767421952">
            <text:p>16,71%</text:p>
          </table:table-cell>
          <table:table-cell table:formula="of:=1-[.C6]" office:value-type="percentage" office:value="0.832874232578048">
            <text:p>83,29%</text:p>
          </table:table-cell>
        </table:table-row>
        <table:table-row table:style-name="ro1">
          <table:table-cell table:formula="of:=[.A6]+1" office:value-type="float" office:value="2">
            <text:p>2</text:p>
          </table:table-cell>
          <table:table-cell table:formula="of:=(FACT([.A$2])/FACT([.A$2]-[.A7])/FACT([.A7]))*([.B$2]^[.A7])*(1-[.B$2])^([.A$2]-[.A7])" office:value-type="percentage" office:value="0.23089744183296">
            <text:p>23,09%</text:p>
          </table:table-cell>
          <table:table-cell table:formula="of:=[.C6]+[.B7]" office:value-type="percentage" office:value="0.398023209254912">
            <text:p>39,80%</text:p>
          </table:table-cell>
          <table:table-cell table:formula="of:=1-[.C7]" office:value-type="percentage" office:value="0.601976790745088">
            <text:p>60,20%</text:p>
          </table:table-cell>
        </table:table-row>
        <table:table-row table:style-name="ro1">
          <table:table-cell table:formula="of:=[.A7]+1" office:value-type="float" office:value="3">
            <text:p>3</text:p>
          </table:table-cell>
          <table:table-cell table:formula="of:=(FACT([.A$2])/FACT([.A$2]-[.A8])/FACT([.A8]))*([.B$2]^[.A8])*(1-[.B$2])^([.A$2]-[.A8])" office:value-type="percentage" office:value="0.25013889531904">
            <text:p>25,01%</text:p>
          </table:table-cell>
          <table:table-cell table:formula="of:=[.C7]+[.B8]" office:value-type="percentage" office:value="0.648162104573953">
            <text:p>64,82%</text:p>
          </table:table-cell>
          <table:table-cell table:formula="of:=1-[.C8]" office:value-type="percentage" office:value="0.351837895426047">
            <text:p>35,18%</text:p>
          </table:table-cell>
        </table:table-row>
        <table:table-row table:style-name="ro1">
          <table:table-cell table:formula="of:=[.A8]+1" office:value-type="float" office:value="4">
            <text:p>4</text:p>
          </table:table-cell>
          <table:table-cell table:formula="of:=(FACT([.A$2])/FACT([.A$2]-[.A9])/FACT([.A9]))*([.B$2]^[.A9])*(1-[.B$2])^([.A$2]-[.A9])" office:value-type="percentage" office:value="0.18760417148928">
            <text:p>18,76%</text:p>
          </table:table-cell>
          <table:table-cell table:formula="of:=[.C8]+[.B9]" office:value-type="percentage" office:value="0.835766276063233">
            <text:p>83,58%</text:p>
          </table:table-cell>
          <table:table-cell table:formula="of:=1-[.C9]" office:value-type="percentage" office:value="0.164233723936767">
            <text:p>16,42%</text:p>
          </table:table-cell>
        </table:table-row>
        <table:table-row table:style-name="ro1">
          <table:table-cell table:formula="of:=[.A9]+1" office:value-type="float" office:value="5">
            <text:p>5</text:p>
          </table:table-cell>
          <table:table-cell table:formula="of:=(FACT([.A$2])/FACT([.A$2]-[.A10])/FACT([.A10]))*([.B$2]^[.A10])*(1-[.B$2])^([.A$2]-[.A10])" office:value-type="percentage" office:value="0.103182294319104">
            <text:p>10,32%</text:p>
          </table:table-cell>
          <table:table-cell table:formula="of:=[.C9]+[.B10]" office:value-type="percentage" office:value="0.938948570382337">
            <text:p>93,89%</text:p>
          </table:table-cell>
          <table:table-cell table:formula="of:=1-[.C10]" office:value-type="percentage" office:value="0.0610514296176632">
            <text:p>6,11%</text:p>
          </table:table-cell>
        </table:table-row>
        <table:table-row table:style-name="ro1">
          <table:table-cell table:formula="of:=[.A10]+1" office:value-type="float" office:value="6">
            <text:p>6</text:p>
          </table:table-cell>
          <table:table-cell table:formula="of:=(FACT([.A$2])/FACT([.A$2]-[.A11])/FACT([.A11]))*([.B$2]^[.A11])*(1-[.B$2])^([.A$2]-[.A11])" office:value-type="percentage" office:value="0.04299262263296">
            <text:p>4,30%</text:p>
          </table:table-cell>
          <table:table-cell table:formula="of:=[.C10]+[.B11]" office:value-type="percentage" office:value="0.981941193015297">
            <text:p>98,19%</text:p>
          </table:table-cell>
          <table:table-cell table:formula="of:=1-[.C11]" office:value-type="percentage" office:value="0.0180588069847032">
            <text:p>1,81%</text:p>
          </table:table-cell>
        </table:table-row>
        <table:table-row table:style-name="ro1">
          <table:table-cell table:formula="of:=[.A11]+1" office:value-type="float" office:value="7">
            <text:p>7</text:p>
          </table:table-cell>
          <table:table-cell table:formula="of:=(FACT([.A$2])/FACT([.A$2]-[.A12])/FACT([.A12]))*([.B$2]^[.A12])*(1-[.B$2])^([.A$2]-[.A12])" office:value-type="percentage" office:value="0.01381905727488">
            <text:p>1,38%</text:p>
          </table:table-cell>
          <table:table-cell table:formula="of:=[.C11]+[.B12]" office:value-type="percentage" office:value="0.995760250290177">
            <text:p>99,58%</text:p>
          </table:table-cell>
          <table:table-cell table:formula="of:=1-[.C12]" office:value-type="percentage" office:value="0.00423974970982322">
            <text:p>0,42%</text:p>
          </table:table-cell>
        </table:table-row>
        <table:table-row table:style-name="ro1">
          <table:table-cell table:formula="of:=[.A12]+1" office:value-type="float" office:value="8">
            <text:p>8</text:p>
          </table:table-cell>
          <table:table-cell table:formula="of:=(FACT([.A$2])/FACT([.A$2]-[.A13])/FACT([.A13]))*([.B$2]^[.A13])*(1-[.B$2])^([.A$2]-[.A13])" office:value-type="percentage" office:value="0.00345476431872">
            <text:p>0,35%</text:p>
          </table:table-cell>
          <table:table-cell table:formula="of:=[.C12]+[.B13]" office:value-type="percentage" office:value="0.999215014608897">
            <text:p>99,92%</text:p>
          </table:table-cell>
          <table:table-cell table:formula="of:=1-[.C13]" office:value-type="percentage" office:value="0.000784985391103166">
            <text:p>0,08%</text:p>
          </table:table-cell>
        </table:table-row>
        <table:table-row table:style-name="ro1">
          <table:table-cell table:formula="of:=[.A13]+1" office:value-type="float" office:value="9">
            <text:p>9</text:p>
          </table:table-cell>
          <table:table-cell table:formula="of:=(FACT([.A$2])/FACT([.A$2]-[.A14])/FACT([.A14]))*([.B$2]^[.A14])*(1-[.B$2])^([.A$2]-[.A14])" office:value-type="percentage" office:value="0.00067175972864">
            <text:p>0,07%</text:p>
          </table:table-cell>
          <table:table-cell table:formula="of:=[.C13]+[.B14]" office:value-type="percentage" office:value="0.999886774337537">
            <text:p>99,99%</text:p>
          </table:table-cell>
          <table:table-cell table:formula="of:=1-[.C14]" office:value-type="percentage" office:value="0.00011322566246319">
            <text:p>0,01%</text:p>
          </table:table-cell>
        </table:table-row>
        <table:table-row table:style-name="ro1">
          <table:table-cell table:formula="of:=[.A14]+1" office:value-type="float" office:value="10">
            <text:p>10</text:p>
          </table:table-cell>
          <table:table-cell table:formula="of:=(FACT([.A$2])/FACT([.A$2]-[.A15])/FACT([.A15]))*([.B$2]^[.A15])*(1-[.B$2])^([.A$2]-[.A15])" office:value-type="percentage" office:value="0.000100763959296">
            <text:p>0,01%</text:p>
          </table:table-cell>
          <table:table-cell table:formula="of:=[.C14]+[.B15]" office:value-type="percentage" office:value="0.999987538296833">
            <text:p>100,00%</text:p>
          </table:table-cell>
          <table:table-cell table:formula="of:=1-[.C15]" office:value-type="percentage" office:value="0.0000124617031671548">
            <text:p>0,00%</text:p>
          </table:table-cell>
        </table:table-row>
        <table:table-row table:style-name="ro1">
          <table:table-cell table:formula="of:=[.A15]+1" office:value-type="float" office:value="11">
            <text:p>11</text:p>
          </table:table-cell>
          <table:table-cell table:formula="of:=(FACT([.A$2])/FACT([.A$2]-[.A16])/FACT([.A16]))*([.B$2]^[.A16])*(1-[.B$2])^([.A$2]-[.A16])" office:value-type="percentage" office:value="0.00001145044992">
            <text:p>0,00%</text:p>
          </table:table-cell>
          <table:table-cell table:formula="of:=[.C15]+[.B16]" office:value-type="percentage" office:value="0.999998988746753">
            <text:p>100,00%</text:p>
          </table:table-cell>
          <table:table-cell table:formula="of:=1-[.C16]" office:value-type="percentage" office:value="0.00000101125324714069">
            <text:p>0,00%</text:p>
          </table:table-cell>
        </table:table-row>
        <table:table-row table:style-name="ro1">
          <table:table-cell table:formula="of:=[.A16]+1" office:value-type="float" office:value="12">
            <text:p>12</text:p>
          </table:table-cell>
          <table:table-cell table:formula="of:=(FACT([.A$2])/FACT([.A$2]-[.A17])/FACT([.A17]))*([.B$2]^[.A17])*(1-[.B$2])^([.A$2]-[.A17])" office:value-type="percentage" office:value="0.000000954204160000001">
            <text:p>0,00%</text:p>
          </table:table-cell>
          <table:table-cell table:formula="of:=[.C16]+[.B17]" office:value-type="percentage" office:value="0.999999942950913">
            <text:p>100,00%</text:p>
          </table:table-cell>
          <table:table-cell table:formula="of:=1-[.C17]" office:value-type="percentage" office:value="0.0000000570490871210083">
            <text:p>0,00%</text:p>
          </table:table-cell>
        </table:table-row>
        <table:table-row table:style-name="ro1">
          <table:table-cell table:formula="of:=[.A17]+1" office:value-type="float" office:value="13">
            <text:p>13</text:p>
          </table:table-cell>
          <table:table-cell table:formula="of:=(FACT([.A$2])/FACT([.A$2]-[.A18])/FACT([.A18]))*([.B$2]^[.A18])*(1-[.B$2])^([.A$2]-[.A18])" office:value-type="percentage" office:value="0.0000000550502400000001">
            <text:p>0,00%</text:p>
          </table:table-cell>
          <table:table-cell table:formula="of:=[.C17]+[.B18]" office:value-type="percentage" office:value="0.999999998001153">
            <text:p>100,00%</text:p>
          </table:table-cell>
          <table:table-cell table:formula="of:=1-[.C18]" office:value-type="percentage" office:value="0.00000000199884708784737">
            <text:p>0,00%</text:p>
          </table:table-cell>
        </table:table-row>
        <table:table-row table:style-name="ro1">
          <table:table-cell table:formula="of:=[.A18]+1" office:value-type="float" office:value="14">
            <text:p>14</text:p>
          </table:table-cell>
          <table:table-cell table:formula="of:=(FACT([.A$2])/FACT([.A$2]-[.A19])/FACT([.A19]))*([.B$2]^[.A19])*(1-[.B$2])^([.A$2]-[.A19])" office:value-type="percentage" office:value="0.00000000196608">
            <text:p>0,00%</text:p>
          </table:table-cell>
          <table:table-cell table:formula="of:=[.C18]+[.B19]" office:value-type="percentage" office:value="0.999999999967233">
            <text:p>100,00%</text:p>
          </table:table-cell>
          <table:table-cell table:formula="of:=1-[.C19]" office:value-type="percentage" office:value="0.0000000000327671223487869">
            <text:p>0,00%</text:p>
          </table:table-cell>
        </table:table-row>
        <table:table-row table:style-name="ro1">
          <table:table-cell table:formula="of:=[.A19]+1" office:value-type="float" office:value="15">
            <text:p>15</text:p>
          </table:table-cell>
          <table:table-cell table:formula="of:=(FACT([.A$2])/FACT([.A$2]-[.A20])/FACT([.A20]))*([.B$2]^[.A20])*(1-[.B$2])^([.A$2]-[.A20])" office:value-type="percentage" office:value="0.000000000032768">
            <text:p>0,00%</text:p>
          </table:table-cell>
          <table:table-cell table:formula="of:=[.C19]+[.B20]" office:value-type="percentage" office:value="1">
            <text:p>100,00%</text:p>
          </table:table-cell>
          <table:table-cell table:formula="of:=1-[.C20]" office:value-type="percentage" office:value="0">
            <text:p>0,00%</text:p>
          </table:table-cell>
        </table:table-row>
      </table:table>
      <table:named-expressions>
        <table:named-expression table:name="A" table:base-cell-address="$Feuille1.$A$1" table:expression=""/>
        <table:named-expression table:name="B" table:base-cell-address="$Feuille1.$A$1" table:expression=""/>
        <table:named-expression table:name="Beta" table:base-cell-address="$Feuille1.$A$1" table:expression=""/>
        <table:named-expression table:name="BI" table:base-cell-address="$Feuille1.$A$1" table:expression=""/>
        <table:named-expression table:name="BS" table:base-cell-address="$Feuille1.$A$1" table:expression=""/>
        <table:named-expression table:name="Ccadm" table:base-cell-address="$Feuille1.$A$1" table:expression=""/>
        <table:named-expression table:name="CCom" table:base-cell-address="$Feuille1.$A$1" table:expression=""/>
        <table:named-expression table:name="Centre" table:base-cell-address="$Feuille1.$A$1" table:expression=""/>
        <table:named-expression table:name="CentreY" table:base-cell-address="$Feuille1.$A$1" table:expression=""/>
        <table:named-expression table:name="coefa" table:base-cell-address="$Feuille1.$A$1" table:expression=""/>
        <table:named-expression table:name="coefb" table:base-cell-address="$Feuille1.$A$1" table:expression=""/>
        <table:named-expression table:name="Conso" table:base-cell-address="$Feuille1.$A$1" table:expression=""/>
        <table:named-expression table:name="CovXY" table:base-cell-address="$Feuille1.$A$1" table:expression=""/>
        <table:named-expression table:name="CumNTi" table:base-cell-address="$Feuille1.$A$1" table:expression=""/>
        <table:named-expression table:name="Délai" table:base-cell-address="$Feuille1.$A$1" table:expression=""/>
        <table:named-expression table:name="DNTic" table:base-cell-address="$Feuille1.$A$1" table:expression=""/>
        <table:named-expression table:name="DTi" table:base-cell-address="$Feuille1.$A$1" table:expression=""/>
        <table:named-expression table:name="Ec" table:base-cell-address="$Feuille1.$A$1" table:expression=""/>
        <table:named-expression table:name="EcX" table:base-cell-address="$Feuille1.$A$1" table:expression=""/>
        <table:named-expression table:name="EcY" table:base-cell-address="$Feuille1.$A$1" table:expression=""/>
        <table:named-expression table:name="Eta" table:base-cell-address="$Feuille1.$A$1" table:expression=""/>
        <table:named-expression table:name="FexpTi" table:base-cell-address="$Feuille1.$A$1" table:expression=""/>
        <table:named-expression table:name="Fréquences__Fi" table:base-cell-address="$Feuille1.$A$1" table:expression=""/>
        <table:named-expression table:name="Gama" table:base-cell-address="$Feuille1.$A$1" table:expression=""/>
        <table:named-range table:name="K_1" table:base-cell-address="$Feuille1.$A$19" table:cell-range-address="$Feuille1.$I$32:.$I$47"/>
        <table:named-expression table:name="k" table:base-cell-address="$Feuille1.$A$1" table:expression=""/>
        <table:named-expression table:name="M" table:base-cell-address="$Feuille1.$A$1" table:expression=""/>
        <table:named-expression table:name="Moy" table:base-cell-address="$Feuille1.$A$1" table:expression=""/>
        <table:named-expression table:name="MoyT" table:base-cell-address="$Feuille1.$A$1" table:expression=""/>
        <table:named-expression table:name="MoyX" table:base-cell-address="$Feuille1.$A$1" table:expression=""/>
        <table:named-expression table:name="MoyY" table:base-cell-address="$Feuille1.$A$1" table:expression=""/>
        <table:named-expression table:name="MoyYT" table:base-cell-address="$Feuille1.$A$1" table:expression=""/>
        <table:named-expression table:name="My1" table:base-cell-address="$Feuille1.$A$1" table:expression=""/>
        <table:named-expression table:name="My2" table:base-cell-address="$Feuille1.$A$1" table:expression=""/>
        <table:named-range table:name="N_1" table:base-cell-address="$Feuille1.$A$1" table:cell-range-address="$Feuille1.$N$31"/>
        <table:named-expression table:name="N" table:base-cell-address="$Feuille1.$A$1" table:expression=""/>
        <table:named-expression table:name="NbX" table:base-cell-address="$Feuille1.$A$1" table:expression=""/>
        <table:named-expression table:name="NbY" table:base-cell-address="$Feuille1.$A$1" table:expression=""/>
        <table:named-expression table:name="Ncomp" table:base-cell-address="$Feuille1.$A$1" table:expression=""/>
        <table:named-expression table:name="Nech" table:base-cell-address="$Feuille1.$A$1" table:expression=""/>
        <table:named-range table:name="P" table:base-cell-address="$Feuille1.$A$1" table:cell-range-address="$Feuille1.$O$31"/>
        <table:named-expression table:name="Pas" table:base-cell-address="$Feuille1.$A$1" table:expression=""/>
        <table:named-expression table:name="PasY" table:base-cell-address="$Feuille1.$A$1" table:expression=""/>
        <table:named-expression table:name="Pe" table:base-cell-address="$Feuille1.$A$1" table:expression=""/>
        <table:named-expression table:name="Pénal" table:base-cell-address="$Feuille1.$A$1" table:expression=""/>
        <table:named-expression table:name="Pl_Val" table:base-cell-address="$Feuille1.$A$1" table:expression=""/>
        <table:named-expression table:name="Pl_Val2" table:base-cell-address="$Feuille1.$A$1" table:expression=""/>
        <table:named-expression table:name="Prix" table:base-cell-address="$Feuille1.$A$1" table:expression=""/>
        <table:named-expression table:name="Pu" table:base-cell-address="$Feuille1.$A$1" table:expression=""/>
        <table:named-expression table:name="Qte" table:base-cell-address="$Feuille1.$A$1" table:expression=""/>
        <table:named-expression table:name="R" table:base-cell-address="$Feuille1.$A$1" table:expression=""/>
        <table:named-expression table:name="S" table:base-cell-address="$Feuille1.$A$1" table:expression=""/>
        <table:named-expression table:name="Sech" table:base-cell-address="$Feuille1.$A$1" table:expression=""/>
        <table:named-expression table:name="Seuil" table:base-cell-address="$Feuille1.$A$1" table:expression=""/>
        <table:named-expression table:name="SeuilDEchet" table:base-cell-address="$Feuille1.$A$1" table:expression=""/>
        <table:named-expression table:name="SomTi" table:base-cell-address="$Feuille1.$A$1" table:expression=""/>
        <table:named-expression table:name="SomTi2" table:base-cell-address="$Feuille1.$A$1" table:expression=""/>
        <table:named-expression table:name="SomXY" table:base-cell-address="$Feuille1.$A$1" table:expression=""/>
        <table:named-expression table:name="SomYTi" table:base-cell-address="$Feuille1.$A$1" table:expression=""/>
        <table:named-expression table:name="SomYTi2" table:base-cell-address="$Feuille1.$A$1" table:expression=""/>
        <table:named-expression table:name="SPop" table:base-cell-address="$Feuille1.$A$1" table:expression=""/>
        <table:named-expression table:name="Taux" table:base-cell-address="$Feuille1.$A$1" table:expression=""/>
        <table:named-expression table:name="Ti" table:base-cell-address="$Feuille1.$A$1" table:expression=""/>
        <table:named-expression table:name="Ti2" table:base-cell-address="$Feuille1.$A$1" table:expression=""/>
        <table:named-expression table:name="TpsTi" table:base-cell-address="$Feuille1.$A$1" table:expression=""/>
        <table:named-expression table:name="TpsTic" table:base-cell-address="$Feuille1.$A$1" table:expression=""/>
        <table:named-expression table:name="VarT" table:base-cell-address="$Feuille1.$A$1" table:expression=""/>
        <table:named-expression table:name="VarX" table:base-cell-address="$Feuille1.$A$1" table:expression=""/>
        <table:named-expression table:name="VarY" table:base-cell-address="$Feuille1.$A$1" table:expression=""/>
        <table:named-expression table:name="VarYT" table:base-cell-address="$Feuille1.$A$1" table:expression=""/>
        <table:named-expression table:name="Xi" table:base-cell-address="$Feuille1.$A$1" table:expression=""/>
        <table:named-expression table:name="Yi" table:base-cell-address="$Feuille1.$A$1" table:expression=""/>
        <table:named-expression table:name="YTi" table:base-cell-address="$Feuille1.$A$1" table:expression=""/>
        <table:named-expression table:name="YTi2" table:base-cell-address="$Feuille1.$A$1" table:expression=""/>
        <table:named-range table:name="P_1" table:base-cell-address="$Feuille1.$B$1" table:cell-range-address="$Feuille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SFr. </number:text>
      <number:number number:decimal-places="0" number:min-integer-digits="1" number:grouping="true"/>
    </number:number-style>
    <number:number-style style:name="N127">
      <number:text>SFr.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style:text-properties fo:color="#ff0000"/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SFr. </number:text>
      <number:number number:decimal-places="2" number:min-integer-digits="1" number:grouping="true"/>
    </number:number-style>
    <number:number-style style:name="N129">
      <number:text>SFr.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style:text-properties fo:color="#ff0000"/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</number:number-style>
    <number:number-style style:name="N135"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">
      <number:number number:decimal-places="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11" number:min-integer-digits="1"/>
    </number:number-style>
    <number:number-style style:name="N142">
      <number:number number:decimal-places="12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percentage-style style:name="N150">
      <number:number number:decimal-places="1" number:min-integer-digits="1"/>
      <number:text>%</number:text>
    </number:percentage-style>
    <number:number-style style:name="N151P0" style:volatile="true">
      <number:number number:decimal-places="0" number:min-integer-digits="1" number:grouping="true"/>
      <number:text>   </number:text>
    </number:number-style>
    <number:number-style style:name="N151">
      <number:text>-</number:text>
      <number:number number:decimal-places="0" number:min-integer-digits="1" number:grouping="true"/>
      <number:text>   </number:text>
      <style:map style:condition="value()&gt;=0" style:apply-style-name="N151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Times New Roman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96-I1" style:display-name="Normal_CO96-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847cm"/>
      </style:header-style>
      <style:footer-style>
        <style:header-footer-properties svg:height="0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06/12/2009</text:date>, <text:time>11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TS2-01" style:display-name="PageStyle_BTS2-01" style:page-layout-name="Mpm3">
      <style:header>
        <style:region-left>
          <text:p><text:span text:style-name="MT1">COLLE BTS 2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date style:data-style-name="N2" text:date-value="2009-12-06">06/12/2009</text:date></text:span></text:p>
        </style:region-right>
      </style:header>
      <style:header-left style:display="false">
        <style:region-left>
          <text:p><text:span text:style-name="MT1">COLLE BTS 2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date style:data-style-name="N2" text:date-value="2009-12-06">06/12/2009</text:date></text:span></text:p>
        </style:region-righ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TS2-01_20_1" style:display-name="PageStyle_BTS2-01 1" style:page-layout-name="Mpm3">
      <style:header>
        <style:region-left>
          <text:p><text:span text:style-name="MT1">COLLE BTS 2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date style:data-style-name="N2" text:date-value="2009-12-06">06/12/2009</text:date></text:span></text:p>
        </style:region-right>
      </style:header>
      <style:header-left style:display="false">
        <style:region-left>
          <text:p><text:span text:style-name="MT1">COLLE BTS 2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date style:data-style-name="N2" text:date-value="2009-12-06">06/12/2009</text:date></text:span></text:p>
        </style:region-righ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6T11:18:38.02</dc:date>
    <dc:creator>Franck OURION</dc:creator>
    <meta:editing-duration>PT00H06M55S</meta:editing-duration>
    <meta:editing-cycles>1</meta:editing-cycles>
    <meta:document-statistic meta:table-count="1" meta:cell-count="72" meta:object-count="0"/>
    <meta:generator>OpenOffice.org/3.1$Win32 OpenOffice.org_project/310m19$Build-9420</meta:generator>
  </office:meta>
</office:document-meta>
</file>